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E000000FEB62F24DD.svm" manifest:media-type=""/>
  <manifest:file-entry manifest:full-path="Pictures/200000DF00004F1D00003B567E4C579B.wmf" manifest:media-type=""/>
  <manifest:file-entry manifest:full-path="Pictures/10000000000000200000002000309F1C.png" manifest:media-type="image/png"/>
  <manifest:file-entry manifest:full-path="Pictures/2000000100000103000002CFC4B9800E.svm" manifest:media-type=""/>
  <manifest:file-entry manifest:full-path="Pictures/200000DF00004F1D00003B56305DE28E.wmf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8§display§\frac{T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family="'XB Tabriz'" style:font-pitch="variable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4" draw:id="id4" draw:layer="layout" svg:width="5.814cm" svg:height="2.15cm" svg:x="6.86cm" svg:y="0.82cm">
          <draw:image xlink:href="Pictures/200000DF00004F1D00003B56305DE28E.wmf" xlink:type="simple" xlink:show="embed" xlink:actuate="onLoad">
            <text:p/>
          </draw:image>
          <draw:glue-point draw:id="4" svg:x="-1.391cm" svg:y="-2.046cm"/>
          <draw:glue-point draw:id="5" svg:x="-0.872cm" svg:y="2.962cm"/>
          <draw:glue-point draw:id="6" svg:x="-2.886cm" svg:y="-3.367cm"/>
          <draw:glue-point draw:id="7" svg:x="-1.847cm" svg:y="-2.748cm"/>
        </draw:frame>
        <draw:frame draw:style-name="gr1" draw:text-style-name="P1" draw:layer="layout" svg:width="5.934cm" svg:height="2.163cm" svg:x="0.662cm" svg:y="0.814cm">
          <draw:image xlink:href="Pictures/200000DF00004F1D00003B567E4C579B.wmf" xlink:type="simple" xlink:show="embed" xlink:actuate="onLoad">
            <text:p/>
          </draw:image>
        </draw:frame>
        <draw:frame draw:style-name="gr2" draw:text-style-name="P2" draw:layer="layout" svg:width="0.937cm" svg:height="0.911cm" svg:x="11.661cm" svg:y="2.297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0.191cm" svg:y="2.297cm">
          <draw:text-box>
            <text:p><text:span text:style-name="T1">(</text:span><text:span text:style-name="T1">ب</text:span><text:span text:style-name="T1">)</text:span></text:p>
          </draw:text-box>
        </draw:frame>
        <draw:line draw:style-name="gr3" draw:text-style-name="P1" xml:id="id2" draw:id="id2" draw:layer="layout" svg:x1="11.32cm" svg:y1="1.193cm" svg:x2="11.32cm" svg:y2="1.601cm">
          <text:p/>
        </draw:line>
        <draw:frame draw:style-name="gr4" draw:text-style-name="P1" draw:layer="layout" svg:width="0.206cm" svg:height="0.574cm" svg:x="7.953cm" svg:y="2.334cm">
          <draw:image xlink:href="Pictures/2000000100000103000002CFC4B9800E.svm" xlink:type="simple" xlink:show="embed" xlink:actuate="onLoad">
            <text:p/>
          </draw:image>
        </draw:frame>
        <draw:line draw:style-name="gr3" draw:text-style-name="P1" draw:layer="layout" svg:x1="7.616cm" svg:y1="2.207cm" svg:x2="8.498cm" svg:y2="2.207cm">
          <text:p/>
        </draw:line>
        <draw:frame draw:style-name="gr5" draw:text-style-name="P1" draw:layer="layout" svg:width="0.304cm" svg:height="0.304cm" svg:x="12.144cm" svg:y="0.937cm">
          <draw:image xlink:href="Pictures/20000001000000FE000000FEB62F24DD.svm" xlink:type="simple" xlink:show="embed" xlink:actuate="onLoad">
            <text:p/>
          </draw:image>
        </draw:frame>
        <draw:frame draw:style-name="gr2" draw:text-style-name="P3" xml:id="id1" draw:id="id1" draw:layer="layout" svg:width="0.735cm" svg:height="0.696cm" svg:x="12.07cm" svg:y="0.862cm">
          <draw:text-box>
            <text:p><text:span text:style-name="T2">بل</text:span></text:p>
          </draw:text-box>
        </draw:frame>
        <draw:connector draw:style-name="gr6" draw:text-style-name="P1" draw:layer="layout" draw:type="curve" draw:line-skew="0.938cm" svg:x1="12.07cm" svg:y1="1.21cm" svg:x2="11.32cm" svg:y2="1.397cm" draw:start-shape="id1" draw:start-glue-point="3" draw:end-shape="id2" draw:end-glue-point="1" svg:d="m12070 1210c-544 0-170 187-750 187">
          <text:p/>
        </draw:connector>
        <draw:frame draw:style-name="gr2" draw:text-style-name="P3" xml:id="id3" draw:id="id3" draw:layer="layout" svg:width="2.051cm" svg:height="0.696cm" svg:x="9.589cm" svg:y="0.288cm">
          <draw:text-box>
            <text:p><text:span text:style-name="T2">ڈایوڈ منقطع ہے</text:span></text:p>
          </draw:text-box>
        </draw:frame>
        <draw:connector draw:style-name="gr6" draw:text-style-name="P1" draw:layer="layout" draw:type="curve" svg:x1="9.589cm" svg:y1="0.636cm" svg:x2="8.959cm" svg:y2="1.456cm" draw:start-shape="id3" draw:start-glue-point="3" draw:end-shape="id4" draw:end-glue-point="4" svg:d="m9589 636c-420 0-630 273-630 820">
          <text:p/>
        </draw:connector>
        <draw:frame draw:style-name="gr5" draw:text-style-name="P1" draw:layer="layout" svg:width="0.304cm" svg:height="0.304cm" svg:x="3.367cm" svg:y="0.401cm">
          <draw:image xlink:href="Pictures/20000001000000FE000000FEB62F24DD.svm" xlink:type="simple" xlink:show="embed" xlink:actuate="onLoad">
            <text:p/>
          </draw:image>
        </draw:frame>
        <draw:frame draw:style-name="gr2" draw:text-style-name="P3" draw:layer="layout" svg:width="0.735cm" svg:height="0.696cm" svg:x="3.293cm" svg:y="0.326cm">
          <draw:text-box>
            <text:p><text:span text:style-name="T2">بل</text:span></text:p>
          </draw:text-box>
        </draw:frame>
        <draw:line draw:style-name="gr7" draw:text-style-name="P1" draw:layer="layout" svg:x1="3.427cm" svg:y1="1.443cm" svg:x2="3.427cm" svg:y2="1.741cm">
          <text:p/>
        </draw:line>
        <draw:line draw:style-name="gr7" draw:text-style-name="P1" draw:layer="layout" svg:x1="3.431cm" svg:y1="1.196cm" svg:x2="3.431cm" svg:y2="0.898cm">
          <text:p/>
        </draw:line>
        <draw:line draw:style-name="gr8" draw:text-style-name="P1" draw:layer="layout" svg:x1="3.259cm" svg:y1="1.448cm" svg:x2="3.589cm" svg:y2="1.448cm">
          <text:p/>
        </draw:line>
        <draw:frame draw:style-name="gr2" draw:text-style-name="P3" xml:id="id5" draw:id="id5" draw:layer="layout" svg:width="1.975cm" svg:height="0.696cm" svg:x="9.609cm" svg:y="2.519cm">
          <draw:text-box>
            <text:p><text:span text:style-name="T2">داخلی برقی دباو</text:span></text:p>
          </draw:text-box>
        </draw:frame>
        <draw:connector draw:style-name="gr6" draw:text-style-name="P1" draw:layer="layout" draw:type="curve" draw:line-skew="3.136cm -0.965cm" svg:x1="9.609cm" svg:y1="2.867cm" svg:x2="9.261cm" svg:y2="2.531cm" draw:start-shape="id5" draw:start-glue-point="3" draw:end-shape="id4" draw:end-glue-point="5" svg:d="m9609 2867c-169 0-141-59-185-61s-163 53-163-275">
          <text:p/>
        </draw:connector>
        <draw:frame draw:style-name="gr2" draw:text-style-name="P3" xml:id="id6" draw:id="id6" draw:layer="layout" svg:width="2.077cm" svg:height="0.696cm" svg:x="5.339cm" svg:y="0.327cm">
          <draw:text-box>
            <text:p><text:span text:style-name="T2">خارجی برقی دباو</text:span></text:p>
          </draw:text-box>
        </draw:frame>
        <draw:connector draw:style-name="gr6" draw:text-style-name="P1" draw:layer="layout" draw:type="curve" svg:x1="7.416cm" svg:y1="0.675cm" svg:x2="8.694cm" svg:y2="1.305cm" draw:start-shape="id6" draw:start-glue-point="1" draw:end-shape="id4" draw:end-glue-point="7" svg:d="m7416 675c852 0 1278 210 1278 630">
          <text:p/>
        </draw:connector>
        <draw:connector draw:style-name="gr6" draw:text-style-name="P1" draw:layer="layout" draw:type="curve" svg:x1="7.416cm" svg:y1="0.675cm" svg:x2="8.09cm" svg:y2="1.172cm" draw:start-shape="id6" draw:start-glue-point="1" draw:end-shape="id4" draw:end-glue-point="6" svg:d="m7416 675c450 0 674 165 674 4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13T08:01:18</meta:creation-date>
    <meta:editing-duration>PT26M51S</meta:editing-duration>
    <meta:editing-cycles>6</meta:editing-cycles>
    <meta:generator>LibreOffice/3.3$Linux LibreOffice_project/330m19$Build-401</meta:generator>
    <dc:title>kkkFigures</dc:title>
    <meta:initial-creator>kkk </meta:initial-creator>
    <dc:date>2014-11-07T11:46:41</dc:date>
    <dc:creator>kkk </dc:creator>
    <meta:document-statistic meta:object-count="22"/>
    <meta:template xlink:type="simple" xlink:actuate="onRequest" xlink:title="kkkFigures" xlink:href="../../../../.libreoffice/3/user/template/kkkFigures.otg" meta:date="2014-04-13T08:01:17"/>
  </office:meta>
</office:document-meta>
</file>